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04e" officeooo:paragraph-rsid="00095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Nilsan <text:s/>sima docs:</text:p>
      <text:p text:style-name="P1"/>
      <text:p text:style-name="P1">28 aban 1401</text:p>
      <text:p text:style-name="P1"/>
      <text:p text:style-name="P1">phpmyadmin</text:p>
      <text:p text:style-name="P1">user:root</text:p>
      <text:p text:style-name="P1">pass: <text:a xlink:type="simple" xlink:href="mailto:PTC@ptc" text:style-name="Internet_20_link" text:visited-style-name="Visited_20_Internet_20_Link">PTC@ptc</text:a></text:p>
      <text:p text:style-name="P1"/>
      <text:p text:style-name="P1"/>
      <text:p text:style-name="P1">local ip:</text:p>
      <text:p text:style-name="P1">172.27.16.5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0:05:16.319380894</meta:creation-date>
    <dc:date>2022-11-19T10:06:46.496752578</dc:date>
    <meta:editing-duration>PT1M36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7" meta:word-count="13" meta:character-count="83" meta:non-whitespace-character-count="76"/>
  </office:meta>
</office:document-meta>
</file>